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E0000005E60E90F8C.png"/>
  <manifest:file-entry manifest:media-type="image/png" manifest:full-path="Pictures/100000000000005E0000005E71533790.png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="bitmap" draw:fill-color="#cfe7f5" draw:fill-hatch-solid="false" draw:fill-image-name="Marble" draw:textarea-horizontal-align="justify" draw:textarea-vertical-align="middle" draw:auto-grow-height="false"/>
    </style:style>
    <style:style style:name="gr4" style:family="graphic" style:parent-style-name="standard">
      <style:graphic-properties draw:fill="bitmap" draw:fill-color="#66ff66" draw:fill-hatch-solid="false" draw:fill-image-name="Sky" draw:textarea-horizontal-align="justify" draw:textarea-vertical-align="middle" draw:auto-grow-height="false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8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42cm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83caff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2cm" svg:stroke-color="#009900" draw:marker-start-width="0.8cm" draw:marker-end-width="0.8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005cm"/>
    </style:style>
    <style:style style:name="pr2" style:family="presentation" style:parent-style-name="Default-subtitle">
      <style:graphic-properties draw:fill-color="#ffffff" draw:auto-grow-height="true" fo:min-height="15.37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005cm"/>
    </style:style>
    <style:style style:name="pr5" style:family="presentation" style:parent-style-name="Default-outline1">
      <style:graphic-properties fo:min-height="11.87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2.363cm"/>
    </style:style>
    <style:style style:name="pr8" style:family="presentation" style:parent-style-name="Default-subtitle">
      <style:graphic-properties draw:fill-color="#ffffff" draw:auto-grow-height="true" fo:min-height="16.4cm"/>
    </style:style>
    <style:style style:name="co1" style:family="table-column">
      <style:table-column-properties style:column-width="8.146cm" style:use-optimal-column-width="false"/>
    </style:style>
    <style:style style:name="co2" style:family="table-column">
      <style:table-column-properties style:column-width="8.158cm" style:use-optimal-column-width="false"/>
    </style:style>
    <style:style style:name="co3" style:family="table-column">
      <style:table-column-properties style:column-width="8.972cm" style:use-optimal-column-width="false"/>
    </style:style>
    <style:style style:name="co4" style:family="table-column">
      <style:table-column-properties style:column-width="2.985cm" style:use-optimal-column-width="false"/>
    </style:style>
    <style:style style:name="co5" style:family="table-column">
      <style:table-column-properties style:column-width="7.548cm" style:use-optimal-column-width="false"/>
    </style:style>
    <style:style style:name="co6" style:family="table-column">
      <style:table-column-properties style:column-width="2.616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ffffff" style:repeat="repeat"/>
      <style:paragraph-properties fo:border="0.001cm solid #000000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text-align="center" fo:border="0.001cm solid #000000"/>
      <style:text-properties fo:font-size="15pt" style:font-size-asian="15pt" style:font-size-complex="15pt"/>
    </style:style>
    <style:style style:name="ce3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0.001cm solid #000000" fo:border-bottom="none"/>
      <style:text-properties fo:font-size="15pt" style:font-size-asian="15pt" style:font-size-complex="15pt"/>
    </style:style>
    <style:style style:name="ce4" style:family="table-cell">
      <style:graphic-properties draw:fill="solid" draw:fill-color="#ffffff" style:repeat="repeat"/>
      <style:paragraph-properties fo:text-align="center" fo:border="0.001cm solid #000000" style:text-autospace="none"/>
      <style:text-properties fo:font-size="15pt" style:font-size-asian="15pt" style:font-size-complex="15pt"/>
    </style:style>
    <style:style style:name="ce5" style:family="table-cell">
      <style:graphic-properties draw:fill="solid" draw:fill-color="#ffffff" style:repeat="repeat" draw:textarea-vertical-align="bottom"/>
      <style:paragraph-properties fo:text-align="center" fo:border="0.001cm solid #000000" style:text-autospace="none"/>
      <style:text-properties fo:font-size="15pt" style:font-size-asian="15pt" style:font-size-complex="15pt"/>
    </style:style>
    <style:style style:name="P1" style:family="paragraph">
      <style:text-properties fo:font-size="27.3999996185303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text-autospace="none"/>
    </style:style>
    <style:style style:name="P5" style:family="paragraph"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32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color="#ffd320" fo:font-weight="bold" style:font-weight-asian="bold" style:font-weight-complex="bold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text-properties fo:font-size="15pt" style:font-size-asian="15pt" style:font-size-complex="1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7.3999996185303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/>
    </style:style>
    <style:style style:name="T9" style:family="text">
      <style:text-properties fo:color="#ffd320" fo:font-weight="bold" style:font-weight-asian="bold" style:font-weight-complex="bold"/>
    </style:style>
    <style:style style:name="T10" style:family="text">
      <style:text-properties fo:color="#66ff66" fo:font-weight="bold" style:font-weight-asian="bold" style:font-weight-complex="bold"/>
    </style:style>
    <style:style style:name="T11" style:family="text">
      <style:text-properties fo:color="#669966" fo:font-weight="bold" style:font-weight-asian="bold" style:font-weight-complex="bold"/>
    </style:style>
    <style:style style:name="T12" style:family="text">
      <style:text-properties fo:color="#0000cc" fo:font-weight="bold" style:font-weight-asian="bold" style:font-weight-complex="bold"/>
    </style:style>
    <style:style style:name="T13" style:family="text">
      <style:text-properties fo:color="#3399ff" fo:font-weight="bold" style:font-weight-asian="bold" style:font-weight-complex="bold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4.299cm" svg:height="3.005cm" svg:x="1.35cm" svg:y="0.717cm" presentation:class="title" presentation:placeholder="true" presentation:user-transformed="true">
          <draw:text-box/>
        </draw:frame>
        <draw:frame presentation:style-name="pr2" draw:text-style-name="P1" draw:layer="layout" svg:width="24.299cm" svg:height="15.373cm" svg:x="1.35cm" svg:y="0.717cm" presentation:class="subtitle">
          <draw:text-box>
            <text:p><text:span text:style-name="T1">DDD in Poker</text:span></text:p>
            <text:p><text:span text:style-name="T2">Towards a(n even) more disciplined approa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Agenda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 xml:id="id20" text:id="id20">Why we need a more disciplined approach</text:p>
              </text:list-item>
              <text:list-item>
                <text:p xml:id="id21" text:id="id21">Lessons learned in Poker in the last 3 years</text:p>
              </text:list-item>
              <text:list-item>
                <text:p xml:id="id22" text:id="id22">What we still miss</text:p>
              </text:list-item>
              <text:list-item>
                <text:p xml:id="id23" text:id="id23">How can we improve</text:p>
              </text:list-item>
              <text:list-item>
                <text:p xml:id="id24" text:id="id24">Hexagonal Architectu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Qualms - the reason to be here now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25" text:id="id25">no practical books</text:p>
              </text:list-item>
              <text:list-item>
                <text:p xml:id="id26" text:id="id26">no guidelines</text:p>
              </text:list-item>
              <text:list-item>
                <text:p xml:id="id27" text:id="id27">no tutoring of newcomers</text:p>
              </text:list-item>
              <text:list-item>
                <text:p xml:id="id28" text:id="id28">still a lot of "iffy" stuff (ACLs, layers, aggregate design...)</text:p>
              </text:list-item>
              <text:list-item>
                <text:p xml:id="id29" text:id="id29">no tools to help/enforce good practices</text:p>
              </text:list-item>
              <text:list-item>
                <text:p xml:id="id30" text:id="id30">Scattered bits of wisdom – no common knowledge-ba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Lessons learned in Poker - 1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31" text:id="id31">fairly decent layering (app, domain, infrastructure) → separation of concerns</text:p>
              </text:list-item>
              <text:list-item>
                <text:p xml:id="id32" text:id="id32">use of DDD patterns </text:p>
                <text:list>
                  <text:list-item>
                    <text:p xml:id="id33" text:id="id33">Aggregates → rich domain model, transactional consistency boundaries</text:p>
                  </text:list-item>
                  <text:list-item>
                    <text:p xml:id="id34" text:id="id34">Repositories → persistence independence</text:p>
                  </text:list-item>
                </text:list>
              </text:list-item>
              <text:list-item>
                <text:p xml:id="id35" text:id="id35">multiple Bounded Contexts - distributed architectu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Lessons learned in Poker - 2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36" text:id="id36">ACLs</text:p>
                <text:list>
                  <text:list-item>
                    <text:p xml:id="id37" text:id="id37">for messaging layer → keeps the Domain agnostic of the communication infrastructure</text:p>
                  </text:list-item>
                  <text:list-item>
                    <text:p xml:id="id38" text:id="id38">for persistence → makes rolling releases possible</text:p>
                  </text:list-item>
                </text:list>
              </text:list-item>
              <text:list-item>
                <text:p xml:id="id39" text:id="id39">BDD - gives us high level of confidence, very stable codebase</text:p>
              </text:list-item>
              <text:list-item>
                <text:p xml:id="id40" text:id="id40">We've got more mature, coding patterns have emerged (naming conventions, packaging, Cucumber tests, common libraries for locking, Mongo, tests...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4.299cm" svg:height="3.005cm" svg:x="1.35cm" svg:y="0.717cm" presentation:class="title">
          <draw:text-box>
            <text:p>What we could do better<text:line-break/><text:span text:style-name="T3">Layering - common mistakes</text:span></text:p>
          </draw:text-box>
        </draw:frame>
        <draw:frame presentation:style-name="pr5" draw:text-style-name="P2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41" text:id="id41"><text:span text:style-name="T3">Example 1 - domain logic in app and infrastructure layer</text:span></text:p>
              </text:list-item>
              <text:list-item>
                <text:p xml:id="id42" text:id="id42"><text:span text:style-name="T3">Example 2 - violation of DIP: calling infrastructure/app from domain</text:span></text:p>
              </text:list-item>
              <text:list-item>
                <text:p xml:id="id43" text:id="id43"><text:span text:style-name="T3">Example 3 - using messages in app layer</text:span></text:p>
              </text:list-item>
              <text:list-item>
                <text:p xml:id="id44" text:id="id44"><text:span text:style-name="T3">Root of evil: no general understanding about DDD layering</text:span></text:p>
                <text:list>
                  <text:list-item>
                    <text:p xml:id="id45" text:id="id45"><text:span text:style-name="T3">How to structure the layers?</text:span></text:p>
                  </text:list-item>
                  <text:list-item>
                    <text:p xml:id="id46" text:id="id46"><text:span text:style-name="T3">What are the benefits? (testability, separation of concerns, ...)</text:span></text:p>
                  </text:list-item>
                  <text:list-item>
                    <text:p xml:id="id47" text:id="id47"><text:span text:style-name="T3">Where are the responsibility boundaries between layers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4.299cm" svg:height="3.005cm" svg:x="1.35cm" svg:y="0.717cm" presentation:class="title">
          <draw:text-box>
            <text:p>What we could do better<text:line-break/><text:span text:style-name="T3">ACLs - what everyone loves to hate - 1</text:span></text:p>
          </draw:text-box>
        </draw:frame>
        <draw:frame presentation:style-name="pr5" draw:text-style-name="P2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standard" xml:id="id48" draw:id="id48" draw:layer="layout" svg:width="24.449cm" svg:height="9.578cm" svg:x="1.476cm" svg:y="3.6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Project</text:span></text:p>
              </table:table-cell>
              <table:table-cell>
                <text:p><text:span text:style-name="T5">LOC ratio of ACL (%)</text:span></text:p>
              </table:table-cell>
              <table:table-cell>
                <text:p><text:span text:style-name="T5">Number of files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6">Tracker System</text:span></text:p>
              </table:table-cell>
              <table:table-cell>
                <text:p text:style-name="P3"><text:span text:style-name="T6">17</text:span></text:p>
              </table:table-cell>
              <table:table-cell>
                <text:p text:style-name="P3"><text:span text:style-name="T6">497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6">Gamification System</text:span></text:p>
              </table:table-cell>
              <table:table-cell>
                <text:p text:style-name="P3"><text:span text:style-name="T6">22</text:span></text:p>
              </table:table-cell>
              <table:table-cell>
                <text:p text:style-name="P3"><text:span text:style-name="T6">321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6">Poker Games System</text:span></text:p>
              </table:table-cell>
              <table:table-cell>
                <text:p text:style-name="P3"><text:span text:style-name="T6">28</text:span></text:p>
              </table:table-cell>
              <table:table-cell>
                <text:p text:style-name="P3"><text:span text:style-name="T6">1249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6">Poker Fulfilment System</text:span></text:p>
              </table:table-cell>
              <table:table-cell>
                <text:p text:style-name="P3"><text:span text:style-name="T6">28</text:span></text:p>
              </table:table-cell>
              <table:table-cell>
                <text:p text:style-name="P3"><text:span text:style-name="T6">266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6">Poker Academy System</text:span></text:p>
              </table:table-cell>
              <table:table-cell>
                <text:p text:style-name="P3"><text:span text:style-name="T6">30</text:span></text:p>
              </table:table-cell>
              <table:table-cell>
                <text:p text:style-name="P3"><text:span text:style-name="T6">182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6">Poker Player Profile System</text:span></text:p>
              </table:table-cell>
              <table:table-cell>
                <text:p text:style-name="P3"><text:span text:style-name="T6">31</text:span></text:p>
              </table:table-cell>
              <table:table-cell>
                <text:p text:style-name="P3"><text:span text:style-name="T6">377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6">Poker Tournament</text:span></text:p>
              </table:table-cell>
              <table:table-cell>
                <text:p text:style-name="P3"><text:span text:style-name="T6">43</text:span></text:p>
              </table:table-cell>
              <table:table-cell>
                <text:p text:style-name="P3"><text:span text:style-name="T6">1423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6">Poker Reporting System</text:span></text:p>
              </table:table-cell>
              <table:table-cell>
                <text:p text:style-name="P3"><text:span text:style-name="T6">48</text:span></text:p>
              </table:table-cell>
              <table:table-cell>
                <text:p text:style-name="P3"><text:span text:style-name="T6">503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6">Poker Cashier System</text:span></text:p>
              </table:table-cell>
              <table:table-cell>
                <text:p text:style-name="P3"><text:span text:style-name="T6">48</text:span></text:p>
              </table:table-cell>
              <table:table-cell>
                <text:p text:style-name="P3"><text:span text:style-name="T6">34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23.2cm" svg:height="2.627cm" svg:x="1.8cm" svg:y="14.173cm">
          <draw:text-box>
            <text:list text:style-name="L1">
              <text:list-header>
                <text:p xml:id="id49" text:id="id49"><text:span text:style-name="T4">&gt; 30% of the code base are in ACLs → tremendously diminishes productivity</text:span></text:p>
                <text:list>
                  <text:list-item>
                    <text:p xml:id="id50" text:id="id50"><text:span text:style-name="T4">a new field in domain → half a day work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4.299cm" svg:height="3.005cm" svg:x="1.35cm" svg:y="0.717cm" presentation:class="title">
          <draw:text-box>
            <text:p>What we could do better<text:line-break/><text:span text:style-name="T3">ACLs - what everyone loves to hate - 2</text:span></text:p>
          </draw:text-box>
        </draw:frame>
        <draw:frame presentation:style-name="pr5" draw:text-style-name="P2" draw:layer="layout" svg:width="24.299cm" svg:height="11.879cm" svg:x="1.35cm" svg:y="4.212cm" presentation:class="outline" presentation:user-transformed="true">
          <draw:text-box>
            <text:p><text:span text:style-name="T3"/></text:p>
            <text:list text:style-name="L2">
              <text:list-item>
                <text:p xml:id="id51" text:id="id51"><text:span text:style-name="T3">Maybe using one too many (between app and domain) → gives us flexibility we don't need</text:span></text:p>
              </text:list-item>
              <text:list-item>
                <text:p xml:id="id52" text:id="id52"><text:span text:style-name="T3">no really good approach for mapping persistence objects to/from domain objects</text:span></text:p>
                <text:list>
                  <text:list-item>
                    <text:p xml:id="id53" text:id="id53"><text:span text:style-name="T3">writing assemblers for each domain class (very tedious) ↔ some reflection-based approach</text:span></text:p>
                  </text:list-item>
                </text:list>
              </text:list-item>
              <text:list-item>
                <text:p xml:id="id54" text:id="id54"><text:span text:style-name="T3">the benefits are not obvious (esp for newcomer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4.299cm" svg:height="3.005cm" svg:x="1.35cm" svg:y="0.717cm" presentation:class="title">
          <draw:text-box>
            <text:p>What we could do better<text:line-break/><text:span text:style-name="T3">Code quality - 1</text:span></text:p>
          </draw:text-box>
        </draw:frame>
        <draw:frame presentation:style-name="pr5" draw:text-style-name="P2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 xml:id="id55" text:id="id55"><text:span text:style-name="T4">We are very good on large scale (small, independent, asynchronously communicating components → infinitely scalable architecture) ↔ a bit messy on the individual components' level</text:span></text:p>
              </text:list-header>
            </text:list>
            <text:p xml:id="id56" text:id="id56" text:style-name="P3"><text:span text:style-name="T7">Average Component Dependency</text:span><text:span text:style-name="T7"><text:line-break/></text:span><text:span text:style-name="T7">(Spring's code base's is 3.3%)</text:span></text:p>
            <text:list text:continue-numbering="true" text:style-name="L2">
              <text:list-header>
                <text:p><text:span text:style-name="T6"/></text:p>
              </text:list-header>
            </text:list>
          </draw:text-box>
        </draw:frame>
        <draw:frame draw:style-name="standard" xml:id="id57" draw:id="id57" draw:layer="layout" svg:width="22.12cm" svg:height="5.576cm" svg:x="1.958cm" svg:y="9.49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4">
              <table:table-cell>
                <text:p text:style-name="P4"><text:span text:style-name="T8">Poker Stats System</text:span></text:p>
              </table:table-cell>
              <table:table-cell>
                <text:p text:style-name="P4"><text:span text:style-name="T8">8</text:span></text:p>
              </table:table-cell>
              <table:table-cell>
                <text:p text:style-name="P4"><text:span text:style-name="T8">Tournament Director System</text:span></text:p>
              </table:table-cell>
              <table:table-cell>
                <text:p text:style-name="P4"><text:span text:style-name="T8">28</text:span></text:p>
              </table:table-cell>
            </table:table-row>
            <table:table-row table:style-name="ro1" table:default-cell-style-name="ce4">
              <table:table-cell>
                <text:p text:style-name="P4"><text:span text:style-name="T8">Poker Player Profile System</text:span></text:p>
              </table:table-cell>
              <table:table-cell>
                <text:p text:style-name="P4"><text:span text:style-name="T8">17</text:span></text:p>
              </table:table-cell>
              <table:table-cell>
                <text:p text:style-name="P4"><text:span text:style-name="T8">Poker Games System</text:span></text:p>
              </table:table-cell>
              <table:table-cell>
                <text:p text:style-name="P4"><text:span text:style-name="T8">30</text:span></text:p>
              </table:table-cell>
            </table:table-row>
            <table:table-row table:style-name="ro1" table:default-cell-style-name="ce4">
              <table:table-cell>
                <text:p text:style-name="P4"><text:span text:style-name="T8">Poker Buddies System</text:span></text:p>
              </table:table-cell>
              <table:table-cell>
                <text:p text:style-name="P4"><text:span text:style-name="T8">20</text:span></text:p>
              </table:table-cell>
              <table:table-cell>
                <text:p text:style-name="P4"><text:span text:style-name="T8">Tracker Core</text:span></text:p>
              </table:table-cell>
              <table:table-cell>
                <text:p text:style-name="P4"><text:span text:style-name="T8">41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8">Gamification Service</text:span></text:p>
              </table:table-cell>
              <table:table-cell>
                <text:p text:style-name="P4"><text:span text:style-name="T8">25</text:span></text:p>
              </table:table-cell>
              <table:table-cell>
                <text:p text:style-name="P4"><text:span text:style-name="T8">Gamification System</text:span></text:p>
              </table:table-cell>
              <table:table-cell>
                <text:p text:style-name="P4"><text:span text:style-name="T8">50</text:span></text:p>
              </table:table-cell>
            </table:table-row>
            <table:table-row table:style-name="ro1" table:default-cell-style-name="ce4">
              <table:table-cell>
                <text:p text:style-name="P4"><text:span text:style-name="T8">Tournament Program System </text:span></text:p>
              </table:table-cell>
              <table:table-cell>
                <text:p text:style-name="P4"><text:span text:style-name="T8">27</text:span></text:p>
              </table:table-cell>
              <table:table-cell>
                <text:p text:style-name="P4"><text:span text:style-name="T8">Poker Academy System</text:span></text:p>
              </table:table-cell>
              <table:table-cell>
                <text:p text:style-name="P4"><text:span text:style-name="T8">57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4.299cm" svg:height="3.005cm" svg:x="1.35cm" svg:y="0.717cm" presentation:class="title">
          <draw:text-box>
            <text:p>What we could do better<text:line-break/><text:span text:style-name="T3">Code quality - 2</text:span></text:p>
          </draw:text-box>
        </draw:frame>
        <draw:frame presentation:style-name="pr5" draw:text-style-name="P2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 xml:id="id58" text:id="id58"><text:span text:style-name="T3">High ACD</text:span></text:p>
              </text:list-item>
              <text:list-item>
                <text:p xml:id="id59" text:id="id59"><text:span text:style-name="T3">Cyclic dependencies</text:span></text:p>
              </text:list-item>
              <text:list-item>
                <text:p xml:id="id60" text:id="id60"><text:span text:style-name="T3">no packaging guidelines</text:span></text:p>
              </text:list-item>
              <text:list-item>
                <text:p xml:id="id61" text:id="id61"><text:span text:style-name="T3">no sub-domains, no vertical slices → small balls of mud</text:span></text:p>
              </text:list-item>
              <text:list-item>
                <text:p xml:id="id62" text:id="id62"><text:span text:style-name="T3">no tools to help/enforce good practices – best would be breaking the buil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4.299cm" svg:height="3.005cm" svg:x="1.35cm" svg:y="0.717cm" presentation:class="title">
          <draw:text-box>
            <text:p>Missing guidelines - examples</text:p>
          </draw:text-box>
        </draw:frame>
        <draw:frame presentation:style-name="pr5" draw:text-style-name="P6" draw:layer="layout" svg:width="24.299cm" svg:height="12.927cm" svg:x="1.35cm" svg:y="4.212cm" presentation:class="outline" presentation:user-transformed="true">
          <draw:text-box>
            <text:list text:style-name="L2">
              <text:list-item>
                <text:p xml:id="id63" text:id="id63"><text:span text:style-name="T4">Domain Services </text:span></text:p>
                <text:list>
                  <text:list-item>
                    <text:p xml:id="id64" text:id="id64"><text:span text:style-name="T4">when to use one? Types? Location of implementation ↔ interface?</text:span></text:p>
                  </text:list-item>
                </text:list>
              </text:list-item>
              <text:list-item>
                <text:p xml:id="id65" text:id="id65"><text:span text:style-name="T4">Structuring Application Layer</text:span></text:p>
                <text:list>
                  <text:list-item>
                    <text:p xml:id="id66" text:id="id66"><text:span text:style-name="T4">One big facade? One app service per use-case? One per use-case group?</text:span></text:p>
                  </text:list-item>
                </text:list>
              </text:list-item>
              <text:list-item>
                <text:p xml:id="id67" text:id="id67"><text:span text:style-name="T4">Designing aggregates</text:span></text:p>
                <text:list>
                  <text:list-item>
                    <text:p xml:id="id68" text:id="id68"><text:span text:style-name="T4">transactional consistency boundaries, invariants</text:span></text:p>
                  </text:list-item>
                  <text:list-item>
                    <text:p xml:id="id69" text:id="id69"><text:span text:style-name="T4">How many aggregate can change in transaction? eventual vs transactional consistency</text:span></text:p>
                  </text:list-item>
                  <text:list-item>
                    <text:p xml:id="id70" text:id="id70"><text:span text:style-name="T4">How can aggregates refer to each other - by id or by reference?</text:span></text:p>
                  </text:list-item>
                </text:list>
              </text:list-item>
              <text:list-item>
                <text:p xml:id="id71" text:id="id71"><text:span text:style-name="T4">Cucumber tests - via messaging vs against app services</text:span></text:p>
              </text:list-item>
              <text:list-item>
                <text:p xml:id="id72" text:id="id72"><text:span text:style-name="T4">Microkernels – direct use or needs wrapping around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layer="layout" svg:width="24.299cm" svg:height="3.005cm" svg:x="1.35cm" svg:y="0.717cm" presentation:class="title">
          <draw:text-box>
            <text:p>How to get there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 xml:id="id73" text:id="id73">Collect what we have learnt in 3 years and distill it into written guidelines </text:p>
              </text:list-item>
              <text:list-item>
                <text:p xml:id="id74" text:id="id74">Tutoring new members</text:p>
              </text:list-item>
              <text:list-item>
                <text:p xml:id="id75" text:id="id75">Gamesys blog</text:p>
              </text:list-item>
              <text:list-item>
                <text:p xml:id="id76" text:id="id76"><text:span text:style-name="T5">Reference project</text:span></text:p>
              </text:list-item>
              <text:list-item>
                <text:p xml:id="id77" text:id="id77">Workshops</text:p>
              </text:list-item>
              <text:list-item>
                <text:p xml:id="id78" text:id="id78">Tools to enforce good practices (best if embedded in build proces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4.299cm" svg:height="3.005cm" svg:x="1.35cm" svg:y="0.717cm" presentation:class="title">
          <draw:text-box>
            <text:p>Hexagonal Architecture<text:line-break/>(Ports and Adapters architecture)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 xml:id="id79" text:id="id79">Elegant and simple way to organize and describe the architecture</text:p>
              </text:list-item>
              <text:list-item>
                <text:p xml:id="id80" text:id="id80">Makes the benefits of onion-layering (as opposed to traditional vertical layering) obvious</text:p>
              </text:list-item>
              <text:list-item>
                <text:p xml:id="id81" text:id="id81">we are already doing 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7" draw:layer="layout" svg:width="25.199cm" svg:height="2.363cm" svg:x="0.6cm" svg:y="-0.163cm" presentation:class="title" presentation:user-transformed="true">
          <draw:text-box>
            <text:p/>
          </draw:text-box>
        </draw:frame>
        <draw:frame presentation:style-name="pr8" draw:text-style-name="P7" draw:layer="layout" svg:width="25.199cm" svg:height="16.4cm" svg:x="0.6cm" svg:y="0.8cm">
          <draw:text-box>
            <text:p/>
          </draw:text-box>
        </draw:frame>
        <draw:custom-shape draw:style-name="gr3" draw:text-style-name="P3" draw:layer="layout" svg:width="12.8cm" svg:height="9.4cm" svg:x="10cm" svg:y="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layer="layout" svg:width="4.2cm" svg:height="3.8cm" svg:x="13.8cm" svg:y="8.6cm">
          <text:p><text:span text:style-name="T5">App/</text:span><text:span text:style-name="T5"><text:line-break/></text:span><text:span text:style-name="T5">Domai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1" draw:id="id1" draw:layer="layout" svg:width="0.8cm" svg:height="0.8cm" svg:x="12.01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0.8cm" svg:height="0.85cm" svg:x="10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xml:id="id84" draw:id="id84" draw:layer="layout" draw:type="line" svg:x1="12.7cm" svg:y1="7.083cm" svg:x2="13.143cm" svg:y2="7.717cm" draw:start-shape="id1" draw:start-glue-point="9" draw:end-shape="id2" draw:end-glue-point="3" svg:d="m12700 7083 443 634">
          <text:p/>
        </draw:connector>
        <draw:connector draw:style-name="gr6" draw:text-style-name="P3" xml:id="id85" draw:id="id85" draw:layer="layout" draw:type="line" svg:x1="13.643cm" svg:y1="8.017cm" svg:x2="14.117cm" svg:y2="9.092cm" draw:start-shape="id2" draw:start-glue-point="2" draw:end-shape="id3" draw:end-glue-point="5" svg:d="m13643 8017 474 1075">
          <text:p/>
        </draw:connector>
        <draw:connector draw:style-name="gr6" draw:text-style-name="P3" xml:id="id107" draw:id="id107" draw:layer="layout" draw:type="line" svg:x1="13.4cm" svg:y1="9.35cm" svg:x2="14cm" svg:y2="9.446cm" draw:start-shape="id4" draw:start-glue-point="1" draw:end-shape="id3" draw:end-glue-point="6" svg:d="m13400 9350 600 96">
          <text:p/>
        </draw:connector>
        <draw:connector draw:style-name="gr6" draw:text-style-name="P3" xml:id="id108" draw:id="id108" draw:layer="layout" draw:type="line" svg:x1="11cm" svg:y1="9.425cm" svg:x2="12cm" svg:y2="9.35cm" draw:start-shape="id5" draw:start-glue-point="10" draw:end-shape="id4" svg:d="m11000 9425 1000-75">
          <text:p/>
        </draw:connector>
        <draw:custom-shape draw:style-name="gr7" draw:text-style-name="P8" xml:id="id6" draw:id="id6" draw:layer="layout" svg:width="0.8cm" svg:height="0.8cm" svg:x="16.4cm" svg:y="8.4cm">
          <text:p text:style-name="P3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xml:id="id93" draw:id="id93" draw:layer="layout" draw:type="line" svg:x1="17.083cm" svg:y1="8.517cm" svg:x2="18.021cm" svg:y2="7.635cm" draw:start-shape="id6" draw:start-glue-point="11" draw:end-shape="id7" draw:end-glue-point="3" svg:d="m17083 8517 938-882">
          <text:p/>
        </draw:connector>
        <draw:custom-shape draw:style-name="gr8" draw:text-style-name="P3" xml:id="id8" draw:id="id8" draw:layer="layout" svg:width="0.8cm" svg:height="0.8cm" svg:x="19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xml:id="id94" draw:id="id94" draw:layer="layout" draw:type="line" svg:x1="18.546cm" svg:y1="7.235cm" svg:x2="19.517cm" svg:y2="6.683cm" draw:start-shape="id7" draw:start-glue-point="0" draw:end-shape="id8" draw:end-glue-point="7" svg:d="m18546 7235 971-552">
          <text:p/>
        </draw:connector>
        <draw:custom-shape draw:style-name="gr7" draw:text-style-name="P8" xml:id="id9" draw:id="id9" draw:layer="layout" svg:width="0.8cm" svg:height="0.8cm" svg:x="17.4cm" svg:y="10cm">
          <text:p text:style-name="P3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xml:id="id99" draw:id="id99" draw:layer="layout" draw:type="line" svg:x1="18.2cm" svg:y1="10.4cm" svg:x2="19.149cm" svg:y2="9.4cm" draw:start-shape="id9" draw:start-glue-point="10" draw:end-shape="id10" draw:end-glue-point="3" svg:d="m18200 10400 949-1000">
          <text:p/>
        </draw:connector>
        <draw:custom-shape draw:style-name="gr8" draw:text-style-name="P3" xml:id="id11" draw:id="id11" draw:layer="layout" svg:width="0.8cm" svg:height="0.8cm" svg:x="2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xml:id="id100" draw:id="id100" draw:layer="layout" draw:type="line" svg:x1="20.2cm" svg:y1="9.4cm" svg:x2="21.117cm" svg:y2="9.083cm" draw:start-shape="id10" draw:start-glue-point="1" draw:end-shape="id11" draw:end-glue-point="7" svg:d="m20200 9400 917-317">
          <text:p/>
        </draw:connector>
        <draw:custom-shape draw:style-name="gr9" draw:text-style-name="P3" xml:id="id15" draw:id="id15" draw:layer="layout" svg:width="1.6cm" svg:height="2cm" svg:x="23.8cm" svg:y="7.4cm">
          <text:p text:style-name="P3">HZ<text:line-break/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3" xml:id="id14" draw:id="id14" draw:layer="layout" svg:width="2.4cm" svg:height="2cm" svg:x="23.6cm" svg:y="11.2cm">
          <text:p text:style-name="P3">Mongo<text:line-break/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3" xml:id="id109" draw:id="id109" draw:layer="layout" draw:type="line" svg:x1="18.083cm" svg:y1="10.683cm" svg:x2="19.149cm" svg:y2="11.154cm" draw:start-shape="id9" draw:start-glue-point="9" draw:end-shape="id12" draw:end-glue-point="3" svg:d="m18083 10683 1066 471">
          <text:p/>
        </draw:connector>
        <draw:custom-shape draw:style-name="gr8" draw:text-style-name="P3" xml:id="id13" draw:id="id13" draw:layer="layout" svg:width="0.8cm" svg:height="0.8cm" svg:x="2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xml:id="id110" draw:id="id110" draw:layer="layout" draw:type="line" svg:x1="20.6cm" svg:y1="11.154cm" svg:x2="22cm" svg:y2="11.2cm" draw:start-shape="id12" draw:start-glue-point="1" draw:end-shape="id13" draw:end-glue-point="6" svg:d="m20600 11154 1400 46">
          <text:p/>
        </draw:connector>
        <draw:connector draw:style-name="gr6" draw:text-style-name="P3" xml:id="id111" draw:id="id111" draw:layer="layout" draw:type="line" svg:x1="22.683cm" svg:y1="11.483cm" svg:x2="23.6cm" svg:y2="12.2cm" draw:start-shape="id13" draw:start-glue-point="9" draw:end-shape="id14" draw:end-glue-point="6" svg:d="m22683 11483 917 717">
          <text:p/>
        </draw:connector>
        <draw:connector draw:style-name="gr6" draw:text-style-name="P3" xml:id="id101" draw:id="id101" draw:layer="layout" draw:type="line" svg:x1="21.8cm" svg:y1="8.8cm" svg:x2="23.8cm" svg:y2="8.4cm" draw:start-shape="id11" draw:start-glue-point="10" draw:end-shape="id15" draw:end-glue-point="6" svg:d="m21800 8800 2000-400">
          <text:p/>
        </draw:connector>
        <draw:custom-shape draw:style-name="gr7" draw:text-style-name="P8" xml:id="id16" draw:id="id16" draw:layer="layout" svg:width="0.8cm" svg:height="0.766cm" svg:x="16.6cm" svg:y="11.634cm">
          <text:p text:style-name="P3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xml:id="id103" draw:id="id103" draw:layer="layout" draw:type="line" svg:x1="17.283cm" svg:y1="12.288cm" svg:x2="19.074cm" svg:y2="13.034cm" draw:start-shape="id16" draw:start-glue-point="9" draw:end-shape="id17" draw:end-glue-point="0" svg:d="m17283 12288 1791 746">
          <text:p/>
        </draw:connector>
        <draw:rect draw:style-name="gr10" draw:text-style-name="P3" xml:id="id104" draw:id="id104" draw:layer="layout" svg:width="3.8cm" svg:height="1.4cm" svg:x="21.8cm" svg:y="14cm">
          <text:p text:style-name="P3">Message</text:p>
          <text:p text:style-name="P3"><text:s/>Bus</text:p>
        </draw:rect>
        <draw:custom-shape draw:style-name="gr8" draw:text-style-name="P3" xml:id="id18" draw:id="id18" draw:layer="layout" svg:width="0.8cm" svg:height="0.8cm" svg:x="20.2cm" svg:y="13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xml:id="id105" draw:id="id105" draw:layer="layout" draw:type="line" svg:x1="19.6cm" svg:y1="13.434cm" svg:x2="20.317cm" svg:y2="13.834cm" draw:start-shape="id17" draw:start-glue-point="1" draw:end-shape="id18" draw:end-glue-point="5" svg:d="m19600 13434 717 400">
          <text:p/>
        </draw:connector>
        <draw:connector draw:style-name="gr6" draw:text-style-name="P3" xml:id="id106" draw:id="id106" draw:layer="layout" draw:type="line" svg:x1="21cm" svg:y1="14.117cm" svg:x2="21.8cm" svg:y2="14.7cm" draw:start-shape="id18" draw:start-glue-point="10" svg:d="m21000 14117 800 583">
          <text:p/>
        </draw:connector>
        <draw:frame draw:style-name="gr2" draw:text-style-name="P9" draw:layer="layout" svg:width="4.8cm" svg:height="0.983cm" svg:x="14cm" svg:y="14.017cm">
          <draw:text-box>
            <text:p><text:span text:style-name="T5">Infrastructure</text:span></text:p>
          </draw:text-box>
        </draw:frame>
        <draw:frame draw:style-name="gr11" draw:text-style-name="P10" draw:layer="layout" svg:width="10.8cm" svg:height="3.179cm" svg:x="0.4cm" svg:y="0.621cm">
          <draw:text-box>
            <text:p xml:id="id87" text:id="id87"><text:span text:style-name="T9">External Driven Port</text:span></text:p>
            <text:p xml:id="id88" text:id="id88"><text:span text:style-name="T10">Driven Adapter – an assembler</text:span></text:p>
            <text:p xml:id="id89" text:id="id89"><text:span text:style-name="T11">Internal Driven Port – </text:span><text:span text:style-name="T11"><text:line-break/></text:span><text:span text:style-name="T11">a method on app service</text:span></text:p>
          </draw:text-box>
        </draw:frame>
        <draw:frame draw:style-name="gr11" draw:text-style-name="P10" draw:layer="layout" svg:width="12.6cm" svg:height="2.447cm" svg:x="14.2cm" svg:y="0.8cm">
          <draw:text-box>
            <text:p xml:id="id95" text:id="id95"><text:span text:style-name="T12">Internal Driving Port – domain interface</text:span></text:p>
            <text:p xml:id="id96" text:id="id96"><text:span text:style-name="T13">Driving Adapter – impl. in Infrastructure</text:span></text:p>
            <text:p xml:id="id97" text:id="id97"><text:span text:style-name="T14">External Driving Port</text:span></text:p>
          </draw:text-box>
        </draw:frame>
        <draw:frame draw:style-name="gr12" draw:layer="layout" svg:width="8.8cm" svg:height="4.389cm" svg:x="0.8cm" svg:y="4.6cm">
          <draw:text-box>
            <text:p xml:id="id82" text:id="id82"><text:span text:style-name="T15">The Use-case flow</text:span><text:span text:style-name="T6"><text:line-break/></text:span><text:span text:style-name="T6"/></text:p>
            <text:list text:style-name="L4">
              <text:list-item>
                <text:p xml:id="id83" text:id="id83"><text:span text:style-name="T6">SessionCreatedEvent arrives</text:span></text:p>
              </text:list-item>
              <text:list-item>
                <text:p xml:id="id92" text:id="id92"><text:span text:style-name="T6">Get FB friends</text:span></text:p>
              </text:list-item>
              <text:list-item>
                <text:p xml:id="id98" text:id="id98"><text:span text:style-name="T6">Store online player session</text:span></text:p>
              </text:list-item>
              <text:list-item>
                <text:p xml:id="id102" text:id="id102"><text:span text:style-name="T6">Send out notifications</text:span></text:p>
              </text:list-item>
            </text:list>
            <text:list text:style-name="L1">
              <text:list-header>
                <text:p><text:span text:style-name="T6"/></text:p>
              </text:list-header>
            </text:list>
          </draw:text-box>
        </draw:frame>
        <draw:custom-shape draw:style-name="gr13" draw:text-style-name="P11" xml:id="id2" draw:id="id2" draw:layer="layout" svg:width="1cm" svg:height="0.6cm" svg:x="13.143cm" svg:y="7.417cm">
          <text:p text:style-name="P3"><text:span text:style-name="T6">JM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" draw:id="id4" draw:layer="layout" svg:width="1.4cm" svg:height="0.9cm" svg:x="12cm" svg:y="8.9cm">
          <text:p text:style-name="P3"><text:span text:style-name="T6">REST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7" draw:id="id7" draw:layer="layout" svg:width="1.051cm" svg:height="0.8cm" svg:x="18.021cm" svg:y="7.235cm">
          <text:p text:style-name="P3"><text:span text:style-name="T6">FB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0" draw:id="id10" draw:layer="layout" svg:width="1.051cm" svg:height="0.8cm" svg:x="19.149cm" svg:y="9cm">
          <text:p text:style-name="P3"><text:span text:style-name="T6">HZ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7" draw:id="id17" draw:layer="layout" svg:width="1.051cm" svg:height="0.8cm" svg:x="18.549cm" svg:y="13.034cm">
          <text:p text:style-name="P3"><text:span text:style-name="T6">JM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2" draw:id="id12" draw:layer="layout" svg:width="1.451cm" svg:height="0.6cm" svg:x="19.149cm" svg:y="10.854cm">
          <text:p text:style-name="P3"><text:span text:style-name="T6">Mongo</text:span></text:p>
          <draw:enhanced-geometry svg:viewBox="0 0 21600 21600" draw:type="rectangle" draw:enhanced-path="M 0 0 L 21600 0 21600 21600 0 21600 0 0 Z N"/>
        </draw:custom-shape>
        <draw:connector draw:style-name="gr6" draw:text-style-name="P3" xml:id="id86" draw:id="id86" draw:layer="layout" draw:type="line" svg:x1="11.8cm" svg:y1="5.4cm" svg:x2="12.134cm" svg:y2="6.517cm" draw:start-shape="id19" draw:end-shape="id1" draw:end-glue-point="5" svg:d="m11800 5400 334 1117">
          <text:p/>
        </draw:connector>
        <draw:rect draw:style-name="gr10" draw:text-style-name="P11" xml:id="id19" draw:id="id19" draw:layer="layout" svg:width="4cm" svg:height="0.8cm" svg:x="9.8cm" svg:y="4.6cm">
          <text:p text:style-name="P3"><text:span text:style-name="T6">Message Bus</text:span></text:p>
        </draw:rect>
        <draw:frame draw:style-name="gr11" draw:text-style-name="P10" draw:layer="layout" svg:width="10.8cm" svg:height="3.179cm" svg:x="0.8cm" svg:y="13.621cm">
          <draw:text-box>
            <text:p xml:id="id90" text:id="id90"><text:span text:style-name="T9">Port – where the component interacts with external world</text:span></text:p>
            <text:p xml:id="id91" text:id="id91"><text:span text:style-name="T10">Adapter – attached to a port, translates</text:span></text:p>
          </draw:text-box>
        </draw:frame>
        <draw:line draw:style-name="gr15" draw:text-style-name="P3" draw:layer="layout" svg:x1="13.8cm" svg:y1="10.4cm" svg:x2="14.8cm" svg:y2="12.4cm">
          <text:p/>
        </draw:line>
        <draw:line draw:style-name="gr15" draw:text-style-name="P3" draw:layer="layout" svg:x1="14.8cm" svg:y1="8.6cm" svg:x2="13.8cm" svg:y2="10.4cm">
          <text:p/>
        </draw:line>
        <draw:custom-shape draw:style-name="gr16" draw:text-style-name="P8" xml:id="id3" draw:id="id3" draw:layer="layout" svg:width="0.8cm" svg:height="1cm" svg:x="14cm" svg:y="8.946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xml:id="id112" draw:id="id112" draw:layer="layout" svg:width="7.6cm" svg:height="3.213cm" svg:x="1.4cm" svg:y="8.989cm">
          <draw:text-box>
            <text:p><text:span text:style-name="T15">Benefits</text:span><text:span text:style-name="T6"><text:line-break/></text:span><text:span text:style-name="T6"/></text:p>
            <text:list text:style-name="L4">
              <text:list-item>
                <text:p><text:span text:style-name="T16">Extendable</text:span></text:p>
              </text:list-item>
              <text:list-item>
                <text:p><text:span text:style-name="T16">Testable – fake adapters</text:span></text:p>
              </text:list-item>
              <text:list-item>
                <text:p><text:span text:style-name="T16">Easy to describ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Marble" xlink:href="Pictures/100000000000005E0000005E60E90F8C.png" xlink:type="simple" xlink:show="embed" xlink:actuate="onLoad"/>
    <draw:fill-image draw:name="Sky" xlink:href="Pictures/100000000000005E0000005E7153379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e Magyari</meta:initial-creator>
    <meta:creation-date>2014-02-08T22:47:21.18</meta:creation-date>
    <meta:editing-duration>P1DT10H37M3S</meta:editing-duration>
    <meta:editing-cycles>58</meta:editing-cycles>
    <dc:date>2014-02-10T22:01:57.72</dc:date>
    <dc:creator>Mate Magyari</dc:creator>
    <meta:generator>OpenOffice/4.0.1$Win32 OpenOffice.org_project/401m5$Build-9714</meta:generator>
    <meta:document-statistic meta:object-count="126"/>
  </office:meta>
</office:document-meta>
</file>